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09b1" officeooo:paragraph-rsid="001d09b1"/>
    </style:style>
    <style:style style:name="P2" style:family="paragraph" style:parent-style-name="Standard" style:list-style-name="L1">
      <style:text-properties fo:color="#0000ff" fo:font-size="14pt" fo:font-weight="bold" officeooo:rsid="001d1a38" officeooo:paragraph-rsid="001d1a38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ff" fo:font-size="14pt" fo:font-weight="bold" officeooo:rsid="001d1a38" officeooo:paragraph-rsid="001d1a38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000000" officeooo:rsid="001d1a38" officeooo:paragraph-rsid="001d1a38"/>
    </style:style>
    <style:style style:name="P5" style:family="paragraph" style:parent-style-name="Standard">
      <style:text-properties fo:color="#000000" officeooo:rsid="001d1a38" officeooo:paragraph-rsid="001f1267"/>
    </style:style>
    <style:style style:name="P6" style:family="paragraph" style:parent-style-name="Standard">
      <style:text-properties fo:color="#000000" officeooo:rsid="001d1a38" officeooo:paragraph-rsid="00201574"/>
    </style:style>
    <style:style style:name="P7" style:family="paragraph" style:parent-style-name="Standard">
      <style:text-properties fo:color="#000000" fo:font-size="10pt" officeooo:rsid="001f1267" officeooo:paragraph-rsid="001f1267" style:font-size-asian="10pt" style:font-size-complex="10pt"/>
    </style:style>
    <style:style style:name="P8" style:family="paragraph" style:parent-style-name="Standard">
      <style:text-properties fo:color="#000000" fo:font-size="10pt" fo:font-weight="normal" officeooo:rsid="001f1267" officeooo:paragraph-rsid="001f1267" style:font-size-asian="10pt" style:font-weight-asian="normal" style:font-size-complex="10pt" style:font-weight-complex="normal"/>
    </style:style>
    <style:style style:name="P9" style:family="paragraph" style:parent-style-name="Standard">
      <style:text-properties fo:color="#000000" fo:font-size="10pt" fo:font-weight="normal" officeooo:rsid="00201574" officeooo:paragraph-rsid="00201574" style:font-size-asian="10pt" style:font-weight-asian="normal" style:font-size-complex="10pt" style:font-weight-complex="normal"/>
    </style:style>
    <style:style style:name="P10" style:family="paragraph" style:parent-style-name="Standard">
      <style:text-properties fo:color="#000000" fo:font-size="8pt" officeooo:rsid="001d1a38" officeooo:paragraph-rsid="001d1a38" style:font-size-asian="8pt" style:font-size-complex="8pt"/>
    </style:style>
    <style:style style:name="P11" style:family="paragraph" style:parent-style-name="Standard">
      <style:text-properties fo:color="#000000" fo:font-size="8pt" officeooo:rsid="001d1a38" officeooo:paragraph-rsid="00201574" style:font-size-asian="8pt" style:font-size-complex="8pt"/>
    </style:style>
    <style:style style:name="P12" style:family="paragraph" style:parent-style-name="Standard" style:list-style-name="L3">
      <style:text-properties fo:color="#000000" fo:font-weight="bold" officeooo:rsid="001d1a38" officeooo:paragraph-rsid="001d1a38" style:font-weight-asian="bold" style:font-weight-complex="bold"/>
    </style:style>
    <style:style style:name="P13" style:family="paragraph" style:parent-style-name="Standard" style:list-style-name="L3">
      <style:text-properties fo:color="#000000" fo:font-weight="bold" officeooo:rsid="001d1a38" officeooo:paragraph-rsid="001f1267" style:font-weight-asian="bold" style:font-weight-complex="bold"/>
    </style:style>
    <style:style style:name="P14" style:family="paragraph" style:parent-style-name="Standard" style:list-style-name="L3">
      <style:text-properties fo:color="#000000" fo:font-weight="bold" officeooo:rsid="001d1a38" officeooo:paragraph-rsid="00201574" style:font-weight-asian="bold" style:font-weight-complex="bold"/>
    </style:style>
    <style:style style:name="P15" style:family="paragraph" style:parent-style-name="Standard">
      <style:text-properties fo:color="#000000" fo:font-size="12pt" fo:font-style="normal" fo:font-weight="normal" officeooo:rsid="001d1a38" officeooo:paragraph-rsid="001d1a38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color="#000000" fo:font-size="12pt" fo:font-style="normal" fo:font-weight="normal" officeooo:rsid="001d1a38" officeooo:paragraph-rsid="001f1267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color="#000000" fo:font-size="12pt" fo:font-style="normal" fo:font-weight="normal" officeooo:rsid="001d1a38" officeooo:paragraph-rsid="00201574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color="#000000" fo:font-size="12pt" fo:font-style="normal" fo:font-weight="bold" officeooo:rsid="001d1a38" officeooo:paragraph-rsid="001d1a38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text-properties fo:color="#000000" fo:font-size="12pt" fo:font-style="normal" fo:font-weight="bold" officeooo:rsid="001d1a38" officeooo:paragraph-rsid="001f1267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text-properties fo:color="#000000" fo:font-size="12pt" fo:font-style="normal" fo:font-weight="bold" officeooo:rsid="001d1a38" officeooo:paragraph-rsid="00201574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text-properties fo:color="#000000" fo:font-size="12pt" officeooo:rsid="001d1a38" officeooo:paragraph-rsid="001f1267" style:font-size-asian="10.5pt" style:font-size-complex="12pt"/>
    </style:style>
    <style:style style:name="P22" style:family="paragraph" style:parent-style-name="Standard">
      <style:text-properties fo:color="#000000" fo:font-size="12pt" officeooo:rsid="001d1a38" officeooo:paragraph-rsid="00201574" style:font-size-asian="10.5pt" style:font-size-complex="12pt"/>
    </style:style>
    <style:style style:name="P23" style:family="paragraph" style:parent-style-name="Standard" style:list-style-name="L2">
      <style:text-properties fo:font-size="14pt" fo:font-weight="bold" officeooo:paragraph-rsid="001d1a38" style:font-size-asian="14pt" style:font-weight-asian="bold" style:font-size-complex="14pt" style:font-weight-complex="bold"/>
    </style:style>
    <style:style style:name="P24" style:family="paragraph" style:parent-style-name="Standard">
      <style:text-properties fo:font-size="12pt" fo:font-style="normal" fo:font-weight="normal" officeooo:rsid="001d1a38" officeooo:paragraph-rsid="001d1a38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fo:font-size="12pt" fo:font-style="normal" fo:font-weight="normal" officeooo:rsid="001d1a38" officeooo:paragraph-rsid="001f1267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fo:font-size="12pt" fo:font-style="normal" fo:font-weight="normal" officeooo:rsid="001d1a38" officeooo:paragraph-rsid="00201574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Header">
      <style:text-properties officeooo:rsid="001d09b1" officeooo:paragraph-rsid="001d09b1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0000ff"/>
    </style:style>
    <style:style style:name="T3" style:family="text">
      <style:text-properties fo:color="#0000ff" officeooo:rsid="001d1a38"/>
    </style:style>
    <style:style style:name="T4" style:family="text">
      <style:text-properties officeooo:rsid="001f1267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f1267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A continuación se irán listando las características de las llamadas AJAX para cada uno de los diferentes tipos de paneles. Todas ellas están en el js (e.g.: myelectric.js).</text:p>
      <text:p text:style-name="P1"/>
      <text:list xml:id="list480440338846632584" text:style-name="L2">
        <text:list-item>
          <text:p text:style-name="P23"><text:span text:style-name="T3">MyElectric:</text:span></text:p>
        </text:list-item>
      </text:list>
      <text:p text:style-name="P24"><text:span text:style-name="T2"/></text:p>
      <text:p text:style-name="P18">Los campos son los siguientes:</text:p>
      <text:p text:style-name="P24"><text:span text:style-name="T2"/></text:p>
      <text:p text:style-name="P15">- id: feed del id</text:p>
      <text:p text:style-name="P15">- start: fecha de inicio de la toma de datos</text:p>
      <text:p text:style-name="P15">- end: fecha de fin de la toma de datos</text:p>
      <text:p text:style-name="P15">- interval: intervalo para la toma de datos de los engines</text:p>
      <text:p text:style-name="P15">- skipmissing: ?? siempre a 0. Opcional</text:p>
      <text:p text:style-name="P15">- limitinterval: ?? siempre a 0. Opcional</text:p>
      <text:p text:style-name="P15"/>
      <text:p text:style-name="P15">Al final se añade la apikeystring. A continuación las dos <text:span text:style-name="T4">búsquedas</text:span> que hay en myelectric.js</text:p>
      <text:p text:style-name="P15"/>
      <text:list xml:id="list5672754461001214879" text:style-name="L3">
        <text:list-item>
          <text:p text:style-name="P12">Función: fastupdate():</text:p>
        </text:list-item>
      </text:list>
      <text:p text:style-name="P4"/>
      <text:p text:style-name="P10">$.ajax({ <text:s text:c="37"/></text:p>
      <text:p text:style-name="P10"><text:s text:c="4"/>url: path+"feed/data.json", <text:s text:c="24"/></text:p>
      <text:p text:style-name="P10"><text:s text:c="4"/>data: "id="+app_myelectric.dailyfeed+"&amp;start="+start+"&amp;end="+end+"&amp;interval="+interval+"&amp;skipmissing=0&amp;limitinterval=0"+apikeystr,</text:p>
      <text:p text:style-name="P10"><text:s text:c="4"/>dataType: 'json',</text:p>
      <text:p text:style-name="P10"><text:s text:c="4"/>async: false,</text:p>
      <text:p text:style-name="P10"><text:s text:c="4"/>success: function(data_in) { </text:p>
      <text:p text:style-name="P10"><text:s text:c="8"/>// phpfina is returning one result too many - this strips out any datapoints that are beyond</text:p>
      <text:p text:style-name="P10"><text:s text:c="8"/>// the query request range.</text:p>
      <text:p text:style-name="P10"><text:s text:c="8"/>for (var z=0; z&lt;data_in.length; z++) {</text:p>
      <text:p text:style-name="P10"><text:s text:c="12"/>if (data_in[z][0]&lt;=end) data.push(data_in[z]);</text:p>
      <text:p text:style-name="P10"><text:s text:c="8"/>}</text:p>
      <text:p text:style-name="P10"><text:s text:c="4"/>} </text:p>
      <text:p text:style-name="P10">});</text:p>
      <text:p text:style-name="P4"/>
      <text:list xml:id="list220320994141392" text:continue-numbering="true" text:style-name="L3">
        <text:list-item>
          <text:p text:style-name="P12">Función: getdata():</text:p>
        </text:list-item>
      </text:list>
      <text:p text:style-name="P4"/>
      <text:p text:style-name="P4">$.ajax({ <text:s text:c="37"/></text:p>
      <text:p text:style-name="P4"><text:s text:c="4"/>url: path+"feed/data.json", <text:s text:c="24"/></text:p>
      <text:p text:style-name="P4"><text:s text:c="4"/>data: "id="+feedid+"&amp;start="+start+"&amp;end="+end+"&amp;interval="+interval+""+apikeystr,</text:p>
      <text:p text:style-name="P4"><text:s text:c="4"/>dataType: 'json',</text:p>
      <text:p text:style-name="P4"><text:s text:c="4"/>async: false, <text:s text:c="21"/></text:p>
      <text:p text:style-name="P4"><text:s text:c="4"/>success: function(data_in) { data = data_in; } </text:p>
      <text:p text:style-name="P4">});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7814411779535443682" text:style-name="L1">
        <text:list-item>
          <text:p text:style-name="P2"><text:soft-page-break/>MyEnergy:</text:p>
        </text:list-item>
      </text:list>
      <text:p text:style-name="P3"/>
      <text:p text:style-name="P19">Los campos son los siguientes:</text:p>
      <text:p text:style-name="P25"><text:span text:style-name="T2"/></text:p>
      <text:p text:style-name="P16">- id: feed del id</text:p>
      <text:p text:style-name="P16">- start: fecha de inicio de la toma de datos</text:p>
      <text:p text:style-name="P16">- end: fecha de fin de la toma de datos</text:p>
      <text:p text:style-name="P16">- interval: intervalo para la toma de datos de los engines</text:p>
      <text:p text:style-name="P16">- skipmissing: ?? siempre a 0</text:p>
      <text:p text:style-name="P16">- limitinterval: ?? siempre a 0</text:p>
      <text:p text:style-name="P16"/>
      <text:p text:style-name="P16">A continuación las dos <text:span text:style-name="T4">búsquedas</text:span> que hay en my<text:span text:style-name="T4">energy</text:span>.js</text:p>
      <text:p text:style-name="P16"/>
      <text:list xml:id="list220321130576837" text:continue-list="list220320994141392" text:style-name="L3">
        <text:list-item>
          <text:p text:style-name="P13">Función: <text:span text:style-name="T4">getdataremote</text:span>():</text:p>
        </text:list-item>
      </text:list>
      <text:p text:style-name="P5"/>
      <text:p text:style-name="P7">$.ajax({ <text:s text:c="37"/></text:p>
      <text:p text:style-name="P7"><text:s text:c="12"/>url: path+"app/dataremote.json",</text:p>
      <text:p text:style-name="P7"><text:s text:c="12"/>data: "id="+id+"&amp;start="+start+"&amp;end="+end+"&amp;interval="+interval+"&amp;skipmissing=0&amp;limitinterval=0",</text:p>
      <text:p text:style-name="P7"><text:s text:c="12"/>dataType: 'json',</text:p>
      <text:p text:style-name="P7"><text:s text:c="12"/>async: false, <text:s text:c="21"/></text:p>
      <text:p text:style-name="P7"><text:s text:c="12"/>success: function(data_in) { data = data_in; } </text:p>
      <text:p text:style-name="P7"><text:s text:c="8"/>});</text:p>
      <text:p text:style-name="P5"/>
      <text:list xml:id="list220321591094388" text:continue-numbering="true" text:style-name="L3">
        <text:list-item>
          <text:p text:style-name="P13">Función: getdata():</text:p>
        </text:list-item>
      </text:list>
      <text:p text:style-name="P5"/>
      <text:p text:style-name="P8">$.ajax({ <text:s text:c="37"/></text:p>
      <text:p text:style-name="P8"><text:s text:c="12"/>url: path+"feed/data.json"+apikeystr, <text:s text:c="24"/></text:p>
      <text:p text:style-name="P8"><text:s text:c="12"/>data: "id="+id+"&amp;start="+start+"&amp;end="+end+"&amp;interval="+interval+"&amp;skipmissing=0&amp;limitinterval=0",</text:p>
      <text:p text:style-name="P8"><text:s text:c="12"/>dataType: 'json',</text:p>
      <text:p text:style-name="P8"><text:s text:c="12"/>async: false, <text:s text:c="21"/></text:p>
      <text:p text:style-name="P8"><text:s text:c="12"/>success: function(data_in) { data = data_in; } </text:p>
      <text:p text:style-name="P8"><text:s text:c="8"/>});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220321218696316" text:continue-list="list7814411779535443682" text:style-name="L1">
        <text:list-item>
          <text:p text:style-name="P2"><text:soft-page-break/>MyHeatpump:</text:p>
        </text:list-item>
      </text:list>
      <text:p text:style-name="P3"/>
      <text:p text:style-name="P19">Los campos son los siguientes:</text:p>
      <text:p text:style-name="P25"><text:span text:style-name="T2"/></text:p>
      <text:p text:style-name="P16">- id: feed del id</text:p>
      <text:p text:style-name="P16">- start: fecha de inicio de la toma de datos</text:p>
      <text:p text:style-name="P16">- end: fecha de fin de la toma de datos</text:p>
      <text:p text:style-name="P16">- interval: intervalo para la toma de datos de los engines</text:p>
      <text:p text:style-name="P16">- skipmissing: ?? siempre a <text:span text:style-name="T4">1</text:span></text:p>
      <text:p text:style-name="P16">- limitinterval: ?? siempre a <text:span text:style-name="T4">1</text:span></text:p>
      <text:p text:style-name="P16"/>
      <text:p text:style-name="P21"><text:span text:style-name="T5">A continuación la </text:span><text:span text:style-name="T6">búsqueda</text:span><text:span text:style-name="T5"> que hay en my</text:span><text:span text:style-name="T6">heatpump</text:span><text:span text:style-name="T5">.js</text:span></text:p>
      <text:p text:style-name="P5"/>
      <text:list xml:id="list220320927470363" text:continue-list="list220321591094388" text:style-name="L3">
        <text:list-item>
          <text:p text:style-name="P13">Función: getdata():</text:p>
        </text:list-item>
      </text:list>
      <text:p text:style-name="P5"/>
      <text:p text:style-name="P8">$.ajax({ <text:s text:c="37"/></text:p>
      <text:p text:style-name="P8"><text:s text:c="12"/>url: path+"feed/data.json"+apikeystr, <text:s text:c="24"/></text:p>
      <text:p text:style-name="P8"><text:s text:c="12"/>data: "id="+id+"&amp;start="+start+"&amp;end="+end+"&amp;interval="+interval+"&amp;skipmissing=1&amp;limitinterval=1",</text:p>
      <text:p text:style-name="P8"><text:s text:c="12"/>dataType: 'json',</text:p>
      <text:p text:style-name="P8"><text:s text:c="12"/>async: false, <text:s text:c="21"/></text:p>
      <text:p text:style-name="P8"><text:s text:c="12"/>success: function(data_in) { data = data_in; } </text:p>
      <text:p text:style-name="P8"><text:s text:c="8"/>});</text:p>
      <text:p text:style-name="P3"/>
      <text:p text:style-name="P3"/>
      <text:p text:style-name="P3"/>
      <text:list xml:id="list220321300138236" text:continue-list="list220321218696316" text:style-name="L1">
        <text:list-item>
          <text:p text:style-name="P2">MySolarPv:</text:p>
        </text:list-item>
      </text:list>
      <text:p text:style-name="P3"/>
      <text:p text:style-name="P20">Los campos son los siguientes:</text:p>
      <text:p text:style-name="P26"><text:span text:style-name="T2"/></text:p>
      <text:p text:style-name="P17">- id: feed del id</text:p>
      <text:p text:style-name="P17">- start: fecha de inicio de la toma de datos</text:p>
      <text:p text:style-name="P17">- end: fecha de fin de la toma de datos</text:p>
      <text:p text:style-name="P17">- interval: intervalo para la toma de datos de los engines</text:p>
      <text:p text:style-name="P17">- skipmissing: ?? siempre a 0</text:p>
      <text:p text:style-name="P17">- limitinterval: ?? siempre a 0</text:p>
      <text:p text:style-name="P17"/>
      <text:p text:style-name="P22"><text:span text:style-name="T5">A continuación las dos </text:span><text:span text:style-name="T6">búsquedas</text:span><text:span text:style-name="T5"> que hay en myelectric.js</text:span></text:p>
      <text:p text:style-name="P6"/>
      <text:list xml:id="list220321508573038" text:continue-list="list220320927470363" text:style-name="L3">
        <text:list-item>
          <text:p text:style-name="P14">Función: getdata():</text:p>
        </text:list-item>
      </text:list>
      <text:p text:style-name="P6"/>
      <text:p text:style-name="P9">$.ajax({ <text:s text:c="37"/></text:p>
      <text:p text:style-name="P9"><text:s text:c="12"/>url: path+"feed/data.json"+apikeystr, <text:s text:c="24"/></text:p>
      <text:p text:style-name="P9"><text:s text:c="12"/>data: "id="+id+"&amp;start="+start+"&amp;end="+end+"&amp;interval="+interval+"&amp;skipmissing=0&amp;limitinterval=0",</text:p>
      <text:p text:style-name="P9"><text:s text:c="12"/>dataType: 'json',</text:p>
      <text:p text:style-name="P9"><text:s text:c="12"/>async: false, <text:s text:c="21"/></text:p>
      <text:p text:style-name="P9"><text:s text:c="12"/>success: function(data_in) { data = data_in; } </text:p>
      <text:p text:style-name="P9"><text:s text:c="8"/>}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d09b1" officeooo:paragraph-rsid="001d09b1"/>
    </style:style>
    <style:style style:name="MT1" style:family="text">
      <style:text-properties fo:font-size="15pt" fo:font-weight="bold" style:font-size-asian="15pt" style:font-weight-asian="bold" style:font-size-complex="1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Llamadas AJAX para el relleno de las tablas</text:span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21:17:54.069014902</meta:creation-date>
    <dc:date>2015-08-19T22:03:19.608480054</dc:date>
    <meta:editing-duration>PT13M52S</meta:editing-duration>
    <meta:editing-cycles>3</meta:editing-cycles>
    <meta:generator>LibreOffice/4.4.2.2$Linux_X86_64 LibreOffice_project/40m0$Build-2</meta:generator>
    <meta:document-statistic meta:table-count="0" meta:image-count="0" meta:object-count="0" meta:page-count="3" meta:paragraph-count="92" meta:word-count="448" meta:character-count="4002" meta:non-whitespace-character-count="2826"/>
  </office:meta>
</office:document-meta>
</file>